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3"/>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mulate</text:p>
      <text:p text:style-name="Standard"/>
      <text:h text:style-name="Heading_20_1" text:outline-level="1">Objectifs</text:h>
      <text:p text:style-name="Standard">Ce document définit ce qu'on attend de la partie Simulate de l'application. Les informations qui sont définis dans ce document sont :</text:p>
      <text:list xml:id="list38266955" text:style-name="L1">
        <text:list-item>
          <text:p text:style-name="P1">Le service que doit rendre le système</text:p>
        </text:list-item>
        <text:list-item>
          <text:p text:style-name="P1">Les exigences du point de vue utilisateur</text:p>
        </text:list-item>
      </text:list>
      <text:p text:style-name="Standard"/>
      <text:h text:style-name="Heading_20_1" text:outline-level="1">Service du système</text:h>
      <text:p text:style-name="Text_20_body">La partie simulate est une visionneuse qui permet a l'utilisateur de suivre l’évolution d'un tsunami. Ce composant s'appuie sur les données calculées dans la partie calculate de l'application. Il s'agit d'une représentation 2D sous la forme d'une carte qui représente les courants d’énergie dans l'univers.</text:p>
      <text:p text:style-name="Text_20_body">L'utilisateur contrôle le déroulement de ce qu'il voit (lecture, pause, image suivante, image precedente, vitesse d'affichage, …) et peut demander la valeur énergétique associée à un pixel.</text:p>
      <text:h text:style-name="Heading_20_1" text:outline-level="1">Exigences utilisateurs</text:h>
      <text:p text:style-name="Text_20_body">DC001 - L'utilisateur voit une carte 2D de la zone</text:p>
      <text:p text:style-name="Text_20_body">DC002 – L'utilisateur peut cliquer sur lecture pour voir défiler une animation du tsunami</text:p>
      <text:p text:style-name="Text_20_body">DC003 – L'utilisateur peut arreter le defilement a tout moment avec Pause</text:p>
      <text:p text:style-name="Text_20_body">DC004 – L'utilisateur gere le defilement depuis un contrôle avec des curseurs</text:p>
      <text:p text:style-name="Text_20_body">DC005 O – L'utilisateur peut cliquer sur la carte, un contrôle texte affiche la valeur energétique du pixel sur lequel il a cliqué en kilo Joule</text:p>
      <text:p text:style-name="Text_20_body">DC006 – L'utilisateur peut choisir 3 vitesses d'ecoulement</text:p>
      <text:p text:style-name="Text_20_body">DC007 – L'utilisateur voit le temps ecoule depuis le debut de la simulation</text:p>
      <text:p text:style-name="Text_20_body"/>
      <text:h text:style-name="Heading_20_1" text:outline-level="1">Livrables attendus</text:h>
      <text:p text:style-name="Text_20_body">Les livrables suivants sont attendus :</text:p>
      <text:list xml:id="list38393473" text:style-name="L3">
        <text:list-item>
          <text:p text:style-name="P2">Une maquette de l'IHM avec prise en compte des exigences utilisateurs</text:p>
        </text:list-item>
        <text:list-item>
          <text:p text:style-name="P2">fichier ui/simulate_ui.c</text:p>
        </text:list-item>
        <text:list-item>
          <text:p text:style-name="P2">fichier includes/ui/simulate_ui.h</text:p>
        </text:list-item>
        <text:list-item>
          <text:p text:style-name="P2">fichier tests/simulate_ui_tests.c</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bien Arcellier</meta:initial-creator>
    <meta:creation-date>2011-09-20T18:13:28.87</meta:creation-date>
    <meta:generator>OpenOffice.org/3.3$Win32 OpenOffice.org_project/330m20$Build-9567</meta:generator>
    <dc:date>2011-09-20T18:27:24.18</dc:date>
    <dc:creator>Fabien Arcellier</dc:creator>
    <meta:editing-duration>PT13M59S</meta:editing-duration>
    <meta:editing-cycles>8</meta:editing-cycles>
    <meta:document-statistic meta:table-count="0" meta:image-count="0" meta:object-count="0" meta:page-count="1" meta:paragraph-count="22" meta:word-count="242" meta:character-count="1550"/>
  </office:meta>
</office:document-meta>
</file>